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506f5" officeooo:paragraph-rsid="000506f5" style:font-weight-asian="bold" style:font-weight-complex="bold"/>
    </style:style>
    <style:style style:name="P2" style:family="paragraph" style:parent-style-name="Standard">
      <style:paragraph-properties fo:text-align="center" style:justify-single-word="false"/>
      <style:text-properties fo:language="en" fo:country="US" fo:font-weight="bold" officeooo:paragraph-rsid="000506f5" style:font-weight-asian="bold" style:font-weight-complex="bold"/>
    </style:style>
    <style:style style:name="P3" style:family="paragraph" style:parent-style-name="Standard">
      <style:text-properties fo:language="en" fo:country="US" officeooo:paragraph-rsid="000506f5"/>
    </style:style>
    <style:style style:name="P4" style:family="paragraph" style:parent-style-name="Standard">
      <style:text-properties fo:language="en" fo:country="US"/>
    </style:style>
    <style:style style:name="P5" style:family="paragraph" style:list-style-name="L1">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0506f5" officeooo:paragraph-rsid="000506f5"/>
    </style:style>
    <style:style style:name="T1" style:family="text">
      <style:text-properties officeooo:rsid="000506f5"/>
    </style:style>
    <style:style style:name="T2" style:family="text">
      <style:text-properties fo:font-weight="bold" officeooo:rsid="000506f5"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GR Software – Workout<text:line-break/></text:p>
      <text:p text:style-name="P2"><text:span text:style-name="T1">NOTES AND SUGGESTIONS</text:span></text:p>
      <text:p text:style-name="P2"/>
      <text:p text:style-name="P3"><text:span text:style-name="T2">23/05 ChatGPT</text:span><text:line-break/><text:line-break/>Based on the current functionality of your program, here are a few suggestions for potential next features you could consider adding:<text:line-break/></text:p>
      <text:list text:style-name="L1">
        <text:list-item>
          <text:p text:style-name="Text_20_body">Edit/Delete Exercise: Allow the user to modify or remove an existing exercise from the routine. This feature would enhance the flexibility of the program by enabling users to update their workout routine as needed.</text:p>
        </text:list-item>
        <text:list-item>
          <text:p text:style-name="Text_20_body">Calculate Total Workout Time: Add a feature that calculates the total time spent on the workout routine. You could track the duration of each exercise and provide a summary of the total workout time at the end or upon request.</text:p>
        </text:list-item>
        <text:list-item>
          <text:p text:style-name="Text_20_body">Graphical User Interface (GUI): Consider developing a graphical user interface for your program to enhance the user experience. A GUI can make it easier for users to interact with the application, providing buttons, check-boxes, and other visual elements for adding exercises, displaying routines, and performing other actions.</text:p>
        </text:list-item>
        <text:list-item>
          <text:p text:style-name="Text_20_body">Save and Load Multiple Routines: Extend the program to support saving and loading multiple workout routines. This way, users can create and manage different routines for various purposes, such as strength training, cardio, or specific training programs.</text:p>
        </text:list-item>
        <text:list-item>
          <text:p text:style-name="Text_20_body">Track Progress and Set Goals: Implement a feature that allows users to set exercise goals and track their progress over time. This could involve setting target weights, repetitions, or overall performance metrics to help users monitor their improvement and stay motivated.</text:p>
        </text:list-item>
        <text:list-item>
          <text:p text:style-name="Text_20_body">Exercise Library: Create a library of predefined exercises with descriptions and guidelines. Users can then select exercises from the library instead of manually inputting all the details. This can save time and provide guidance for users who may be unsure about exercise names or techniques.</text:p>
        </text:list-item>
      </text:list>
      <text:p text:style-name="P6">Remember to prioritize features based on the needs and goals of your target users. Adding one or more of these features can enhance the functionality and usefulness of your program.</text:p>
      <text:p text:style-name="P6"/>
      <text:p text:style-name="P7">=======================================================================</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3T11:50:46.679000000</meta:creation-date>
    <dc:date>2023-05-23T11:53:58.416000000</dc:date>
    <meta:editing-duration>PT3M13S</meta:editing-duration>
    <meta:editing-cycles>1</meta:editing-cycles>
    <meta:generator>LibreOffice/7.4.2.3$Windows_X86_64 LibreOffice_project/382eef1f22670f7f4118c8c2dd222ec7ad009daf</meta:generator>
    <meta:document-statistic meta:table-count="0" meta:image-count="0" meta:object-count="0" meta:page-count="1" meta:paragraph-count="11" meta:word-count="310" meta:character-count="2041" meta:non-whitespace-character-count="1744"/>
  </office:meta>
</office:document-meta>
</file>